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F00000023D43279D523D4D8A0.png" manifest:media-type="image/png"/>
  <manifest:file-entry manifest:full-path="Pictures/100009F9000006C2000003BF8BC4B12FE29FCBAE.svg" manifest:media-type="image/svg+xml"/>
  <manifest:file-entry manifest:full-path="Pictures/10001863000006810000028A7DC7333A3F0BE607.svg" manifest:media-type="image/svg+xml"/>
  <manifest:file-entry manifest:full-path="Pictures/100002010000003D00000018D8DA0FD01BFABC55.png" manifest:media-type="image/png"/>
  <manifest:file-entry manifest:full-path="Pictures/100028E400000702000002F79339E8F41D6C07D6.svg" manifest:media-type="image/svg+xml"/>
  <manifest:file-entry manifest:full-path="Pictures/10000201000000420000001C0A56AD588A6FAE93.png" manifest:media-type="image/png"/>
  <manifest:file-entry manifest:full-path="Pictures/100028ED00000702000002F7AA56B1BE4B81BF14.svg" manifest:media-type="image/svg+xml"/>
  <manifest:file-entry manifest:full-path="Pictures/10000201000000420000001C39D1BBC14A4474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2cm" fo:min-width="6.112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Fine_20_Dashed" svg:stroke-width="0.053cm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1cm" fo:min-width="6.11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6cm" fo:min-width="4.794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5cm" fo:min-width="4.794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6600" draw:marker-start-width="0.242cm" draw:marker-end-width="0.242cm" draw:fill-color="#99cc99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6600" draw:marker-start-width="0.19cm" draw:marker-end-width="0.19cm" draw:fill-color="#99cc99" draw:textarea-horizontal-align="justify" draw:textarea-vertical-align="middle" draw:auto-grow-height="false" fo:min-height="1.538cm" fo:min-width="6.078cm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212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18cm" svg:stroke-color="#808080" draw:marker-start-width="0.227cm" draw:marker-end-width="0.227cm" draw:fill="solid" draw:fill-color="#ffffff" draw:textarea-horizontal-align="center" draw:textarea-vertical-align="middle" draw:shadow="visible" draw:shadow-offset-x="0.035cm" draw:shadow-offset-y="0.035cm" draw:shadow-opacity="6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28cm" svg:stroke-color="#006600" draw:marker-start-width="0.242cm" draw:marker-end-width="0.242cm" draw:fill-color="#99cc99" draw:textarea-horizontal-align="justify" draw:textarea-vertical-align="middle" draw:auto-grow-height="false" fo:min-height="1.551cm" fo:min-width="4.755cm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Lato" fo:font-size="12pt"/>
    </style:style>
    <style:style style:name="P2" style:family="paragraph">
      <style:paragraph-properties fo:text-align="center"/>
    </style:style>
    <style:style style:name="P3" style:family="paragraph">
      <loext:graphic-properties draw:fill-color="#b5ccde"/>
      <style:paragraph-properties fo:text-align="center"/>
      <style:text-properties style:font-name="Lato" fo:font-size="12pt"/>
    </style:style>
    <style:style style:name="P4" style:family="paragraph">
      <loext:graphic-properties draw:fill-color="#99cc99"/>
      <style:paragraph-properties fo:text-align="center"/>
      <style:text-properties style:font-name="Lato" fo:font-size="12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ato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style:font-name="Lat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ato" fo:font-size="12pt"/>
    </style:style>
    <style:style style:name="T2" style:family="text">
      <style:text-properties style:font-name="Lato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style:font-name="Lato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a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111cm" svg:y1="12.733cm" svg:x2="18.534cm" svg:y2="11.396cm" draw:start-shape="id1" draw:start-glue-point="1" draw:end-shape="id2" draw:end-glue-point="3" svg:d="M15111 12733h1711v-1337h1712" svg:viewBox="0 0 3424 1338">
          <text:p/>
        </draw:connector>
        <draw:custom-shape draw:style-name="gr2" draw:text-style-name="P3" xml:id="id9" draw:id="id9" draw:layer="layout" svg:width="6.612cm" svg:height="1.822cm" svg:x="8.499cm" svg:y="6.455cm">
          <text:p text:style-name="P2"><text:span text:style-name="T1">Calculation</text:span></text:p>
          <text:p text:style-name="P2"><text:span text:style-name="T1">patch stress transfer</text:span></text:p>
          <text:p text:style-name="P2"><text:span text:style-name="T1">(Okad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612cm" svg:height="1.822cm" svg:x="8.499cm" svg:y="1.09cm">
          <text:p text:style-name="P2"><text:span text:style-name="T1">Discretisation</text:span></text:p>
          <text:p text:style-name="P2"><text:span text:style-name="T1">rupture plane patch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866cm" svg:x1="15.111cm" svg:y1="4.684cm" svg:x2="15.111cm" svg:y2="12.733cm" draw:start-shape="id3" draw:start-glue-point="1" draw:end-shape="id1" draw:end-glue-point="1" svg:d="M15111 4684h1380v8049h-1380" svg:viewBox="0 0 1381 8050">
          <text:p/>
        </draw:connector>
        <draw:custom-shape draw:style-name="gr4" draw:text-style-name="P3" xml:id="id3" draw:id="id3" draw:layer="layout" svg:width="6.612cm" svg:height="1.821cm" svg:x="8.499cm" svg:y="3.774cm">
          <text:p text:style-name="P2"><text:span text:style-name="T1">Calculation </text:span></text:p>
          <text:p text:style-name="P2"><text:span text:style-name="T1">patch activation times</text:span></text:p>
          <text:p text:style-name="P2"><text:span text:style-name="T1">(Eikonal Solve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294cm" svg:height="1.096cm" svg:x="1.037cm" svg:y="3.474cm">
          <text:p text:style-name="P2"><text:span text:style-name="T1">Rupture Nucle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294cm" svg:height="1.095cm" svg:x="1.037cm" svg:y="4.852cm">
          <text:p text:style-name="P2"><text:span text:style-name="T1">Velocity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31cm" svg:y1="4.022cm" svg:x2="8.499cm" svg:y2="4.684cm" draw:start-shape="id4" draw:start-glue-point="1" draw:end-shape="id3" draw:end-glue-point="3" svg:d="M6331 4022h1084v662h1084" svg:viewBox="0 0 2169 663">
          <text:p/>
        </draw:connector>
        <draw:connector draw:style-name="gr7" draw:text-style-name="P1" draw:layer="layout" svg:x1="6.331cm" svg:y1="5.399cm" svg:x2="8.499cm" svg:y2="4.684cm" draw:start-shape="id5" draw:start-glue-point="1" draw:end-shape="id3" draw:end-glue-point="3" svg:d="M6331 5399h1084v-715h1084" svg:viewBox="0 0 2169 716">
          <text:p/>
        </draw:connector>
        <draw:custom-shape draw:style-name="gr2" draw:text-style-name="P3" xml:id="id10" draw:id="id10" draw:layer="layout" svg:width="6.612cm" svg:height="1.822cm" svg:x="8.499cm" svg:y="9.139cm">
          <text:p text:style-name="P2"><text:span text:style-name="T1">Least squares inversion</text:span></text:p>
          <text:p text:style-name="P2"><text:span text:style-name="T1">for patch slip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5.283cm" svg:height="1.829cm" svg:x="1.037cm" svg:y="9.139cm">
          <text:p text:style-name="P2"><text:span text:style-name="T1">Traction/Stress</text:span></text:p>
          <text:p text:style-name="P2"><text:span text:style-name="T1">fie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612cm" svg:height="1.822cm" svg:x="8.499cm" svg:y="11.822cm">
          <text:p text:style-name="P2"><text:span text:style-name="T1">Construction</text:span></text:p>
          <text:p text:style-name="P2"><text:span text:style-name="T1">base sources</text:span></text:p>
          <text:p text:style-name="P2"><text:span text:style-name="T1">for Pyrocko G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5.283cm" svg:height="1.829cm" svg:x="18.534cm" svg:y="10.482cm">
          <text:p text:style-name="P2"><text:span text:style-name="T1">Moment rate</text:span></text:p>
          <text:p text:style-name="P2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" draw:id="id7" draw:layer="layout" svg:width="6.612cm" svg:height="1.822cm" svg:x="8.499cm" svg:y="15.388cm">
          <text:p text:style-name="P2"><text:span text:style-name="T1">Synthetic waveforms/</text:span></text:p>
          <text:p text:style-name="P5"><text:span text:style-name="T1">Static displacem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283cm" svg:height="1.829cm" svg:x="0.936cm" svg:y="15.388cm">
          <text:p text:style-name="P2"><text:span text:style-name="T1">Velocity mode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19cm" svg:y1="16.302cm" svg:x2="8.499cm" svg:y2="16.299cm" draw:start-shape="id6" draw:start-glue-point="1" draw:end-shape="id7" draw:end-glue-point="3" svg:d="M6219 16302h1140v-3h1140" svg:viewBox="0 0 2281 4">
          <text:p/>
        </draw:connector>
        <draw:connector draw:style-name="gr11" draw:text-style-name="P1" draw:layer="layout" svg:x1="11.805cm" svg:y1="2.912cm" svg:x2="11.805cm" svg:y2="3.774cm" draw:start-shape="id8" draw:start-glue-point="2" draw:end-shape="id3" draw:end-glue-point="0" svg:d="M11805 2912v862" svg:viewBox="0 0 1 863">
          <text:p/>
        </draw:connector>
        <draw:connector draw:style-name="gr11" draw:text-style-name="P1" draw:layer="layout" svg:x1="11.805cm" svg:y1="5.595cm" svg:x2="11.805cm" svg:y2="6.455cm" draw:start-shape="id3" draw:start-glue-point="2" draw:end-shape="id9" draw:end-glue-point="0" svg:d="M11805 5595v860" svg:viewBox="0 0 1 861">
          <text:p/>
        </draw:connector>
        <draw:connector draw:style-name="gr11" draw:text-style-name="P1" draw:layer="layout" svg:x1="11.805cm" svg:y1="8.277cm" svg:x2="11.805cm" svg:y2="9.139cm" draw:start-shape="id9" draw:start-glue-point="2" draw:end-shape="id10" draw:end-glue-point="0" svg:d="M11805 8277v862" svg:viewBox="0 0 1 863">
          <text:p/>
        </draw:connector>
        <draw:connector draw:style-name="gr11" draw:text-style-name="P1" draw:layer="layout" svg:x1="11.805cm" svg:y1="10.961cm" svg:x2="11.805cm" svg:y2="11.822cm" draw:start-shape="id10" draw:start-glue-point="2" draw:end-shape="id1" draw:end-glue-point="0" svg:d="M11805 10961v861" svg:viewBox="0 0 1 862">
          <text:p/>
        </draw:connector>
        <draw:connector draw:style-name="gr11" draw:text-style-name="P1" draw:layer="layout" svg:x1="11.805cm" svg:y1="13.644cm" svg:x2="11.805cm" svg:y2="15.388cm" draw:start-shape="id1" draw:start-glue-point="2" draw:end-shape="id7" svg:d="M11805 13644v1744" svg:viewBox="0 0 1 1745">
          <text:p/>
        </draw:connector>
        <draw:connector draw:style-name="gr12" draw:text-style-name="P6" draw:layer="layout" draw:type="curve" draw:line-skew="0.375cm" svg:x1="15.111cm" svg:y1="10.05cm" svg:x2="15.111cm" svg:y2="7.366cm" draw:start-shape="id10" draw:start-glue-point="1" draw:end-shape="id9" svg:d="M15111 10050c1333 0 1333-2684 0-2684" svg:viewBox="0 0 1001 2685">
          <text:p/>
        </draw:connector>
        <draw:connector draw:style-name="gr13" draw:text-style-name="P7" draw:layer="layout" draw:type="curve" draw:line-skew="-0.301cm" svg:x1="8.499cm" svg:y1="7.366cm" svg:x2="8.499cm" svg:y2="10.05cm" draw:start-shape="id9" draw:start-glue-point="3" draw:end-shape="id10" draw:end-glue-point="3" svg:d="M8499 7366c-1222 0-1222 2684 0 2684" svg:viewBox="0 0 917 2685">
          <text:p text:style-name="P2"><text:span text:style-name="T2">t</text:span><text:span text:style-name="T3">i</text:span></text:p>
        </draw:connector>
        <draw:frame draw:style-name="gr14" draw:text-style-name="P8" draw:layer="layout" svg:width="2.712cm" svg:height="0.679cm" svg:x="8.998cm" svg:y="14.18cm">
          <draw:text-box>
            <text:p><text:span text:style-name="T4">GF Stacking</text:span></text:p>
          </draw:text-box>
        </draw:frame>
        <draw:connector draw:style-name="gr7" draw:text-style-name="P1" draw:layer="layout" svg:x1="6.32cm" svg:y1="10.053cm" svg:x2="8.499cm" svg:y2="10.05cm" draw:start-shape="id11" draw:start-glue-point="1" draw:end-shape="id10" svg:d="M6320 10053h1089v-3h1090" svg:viewBox="0 0 2180 4">
          <text:p/>
        </draw:connector>
        <draw:frame draw:style-name="gr15" draw:text-style-name="P6" draw:layer="layout" svg:width="2.279cm" svg:height="0.889cm" draw:transform="rotate (-3.14159265358979) translate (15.981cm 5.895cm)">
          <draw:image xlink:href="Pictures/10001863000006810000028A7DC7333A3F0BE607.svg" xlink:type="simple" xlink:show="embed" xlink:actuate="onLoad" loext:mime-type="image/svg+xml">
            <text:p/>
          </draw:image>
          <draw:image xlink:href="Pictures/100002010000003D00000018D8DA0FD01BFABC55.png" xlink:type="simple" xlink:show="embed" xlink:actuate="onLoad" loext:mime-type="image/png"/>
        </draw:frame>
        <draw:frame draw:style-name="gr16" draw:text-style-name="P6" draw:layer="layout" svg:width="2.286cm" svg:height="0.966cm" svg:x="13.8cm" svg:y="2.397cm">
          <draw:image xlink:href="Pictures/100028E400000702000002F79339E8F41D6C07D6.svg" xlink:type="simple" xlink:show="embed" xlink:actuate="onLoad" loext:mime-type="image/svg+xml">
            <text:p/>
          </draw:image>
          <draw:image xlink:href="Pictures/10000201000000420000001C0A56AD588A6FAE93.png" xlink:type="simple" xlink:show="embed" xlink:actuate="onLoad" loext:mime-type="image/png"/>
        </draw:frame>
        <draw:frame draw:style-name="gr16" draw:text-style-name="P6" draw:layer="layout" svg:width="2.286cm" svg:height="0.966cm" svg:x="13.8cm" svg:y="10.432cm">
          <draw:image xlink:href="Pictures/100028ED00000702000002F7AA56B1BE4B81BF14.svg" xlink:type="simple" xlink:show="embed" xlink:actuate="onLoad" loext:mime-type="image/svg+xml">
            <text:p/>
          </draw:image>
          <draw:image xlink:href="Pictures/10000201000000420000001C39D1BBC14A447473.png" xlink:type="simple" xlink:show="embed" xlink:actuate="onLoad" loext:mime-type="image/png"/>
        </draw:frame>
        <draw:frame draw:style-name="gr17" draw:text-style-name="P9" draw:layer="layout" svg:width="1.834cm" svg:height="1.016cm" svg:x="22.09cm" svg:y="11.803cm">
          <draw:image xlink:href="Pictures/100009F9000006C2000003BF8BC4B12FE29FCBAE.svg" xlink:type="simple" xlink:show="embed" xlink:actuate="onLoad" loext:mime-type="image/svg+xml">
            <text:p/>
          </draw:image>
          <draw:image xlink:href="Pictures/100002010000003F00000023D43279D523D4D8A0.png" xlink:type="simple" xlink:show="embed" xlink:actuate="onLoad" loext:mime-type="image/png"/>
        </draw:frame>
        <draw:custom-shape draw:style-name="gr18" draw:text-style-name="P4" xml:id="id12" draw:id="id12" draw:layer="layout" svg:width="5.283cm" svg:height="1.829cm" svg:x="18.534cm" svg:y="13.073cm">
          <text:p text:style-name="P2"><text:span text:style-name="T1">Seismic energy</text:span></text:p>
          <text:p text:style-name="P2"><text:span text:style-name="T1">release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.834cm" svg:height="1.016cm" svg:x="22.09cm" svg:y="14.394cm">
          <draw:image xlink:href="Pictures/100009F9000006C2000003BF8BC4B12FE29FCBAE.svg" xlink:type="simple" xlink:show="embed" xlink:actuate="onLoad" loext:mime-type="image/svg+xml">
            <text:p/>
          </draw:image>
          <draw:image xlink:href="Pictures/100002010000003F00000023D43279D523D4D8A0.png" xlink:type="simple" xlink:show="embed" xlink:actuate="onLoad" loext:mime-type="image/png"/>
        </draw:frame>
        <draw:connector draw:style-name="gr1" draw:text-style-name="P1" draw:layer="layout" svg:x1="15.111cm" svg:y1="12.733cm" svg:x2="18.534cm" svg:y2="13.987cm" draw:start-shape="id1" draw:start-glue-point="1" draw:end-shape="id12" draw:end-glue-point="3" svg:d="M15111 12733h1711v1254h1712" svg:viewBox="0 0 3424 12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0.5cm" fo:margin-right="0.5cm" fo:page-width="24.55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7:46:30.044597670</meta:creation-date>
    <dc:date>2020-07-16T15:42:17.340005631</dc:date>
    <meta:editing-duration>PT18H10M39S</meta:editing-duration>
    <meta:editing-cycles>23</meta:editing-cycles>
    <meta:generator>LibreOffice/6.1.5.2$Linux_X86_64 LibreOffice_project/10$Build-2</meta:generator>
    <meta:document-statistic meta:object-count="32"/>
  </office:meta>
</office:document-meta>
</file>